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ffb5e" officeooo:paragraph-rsid="000ffb5e"/>
    </style:style>
    <style:style style:name="P2" style:family="paragraph" style:parent-style-name="Standard">
      <style:paragraph-properties fo:text-align="justify" style:justify-single-word="false"/>
      <style:text-properties fo:language="en" fo:country="US" officeooo:rsid="000ffb5e" officeooo:paragraph-rsid="000ffb5e"/>
    </style:style>
    <style:style style:name="P3" style:family="paragraph" style:parent-style-name="Standard">
      <style:paragraph-properties fo:text-align="justify" style:justify-single-word="false"/>
      <style:text-properties fo:language="en" fo:country="US" officeooo:rsid="001153a6" officeooo:paragraph-rsid="001153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2</text:p>
      <text:p text:style-name="P1"/>
      <text:p text:style-name="P1">The Battler over Technology within the Empire</text:p>
      <text:p text:style-name="P1"/>
      <text:p text:style-name="P2">When England began colonizing the North American continental early in the seventeenth century. No imperial statesman envisioned that these struggling outpost could become actual economic rivals. With the country torn by dynastic and civil wars, and hardly the center of industry and innovation, early imperial policy did not regulate the transfer of technology between the metropolis and the peripheries, assuming that at best the colonies would become sources of raw materials and potential markets. The nature of the economic and technological relationship between England and its North American continental colonies was transformed over the one hundred and seventy years of colonial rule. Whereas in the initial stages of colonization the metropolis allowed, and at times even encouraged, skilled artisans to migrate to the New World, in the second half of the eighteenth centuries, as some branches of the colonial economies began to compete with British counterparts, the Board of Trade tried to put the brakes on industrial development in North America by restricting the transfer of technology across the Atlantic. Indeed, the evolution in attitudes in Great Britain and America toward technology transfer foretold the deteriorating relations leading to the breakup of the Empire. American embrace of clandestine and illegal appropriation of English industrial technology was at the heart of the revolutionary project.</text:p>
      <text:p text:style-name="P2"/>
      <text:p text:style-name="P3">Dependent Colonies</text:p>
      <text:p text:style-name="P3"/>
      <text:p text:style-name="P3">The join stock companies that sponso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20T17:36:51.968209839</meta:creation-date>
    <dc:date>2014-08-20T18:08:54.104176528</dc:date>
    <dc:creator>Guillermo Lengemann</dc:creator>
    <meta:editing-duration>PT16M50S</meta:editing-duration>
    <meta:editing-cycles>2</meta:editing-cycles>
    <meta:generator>LibreOffice/4.3.0.4$Linux_X86_64 LibreOffice_project/62ad5818884a2fc2e5780dd45466868d41009ec0</meta:generator>
    <meta:document-statistic meta:table-count="0" meta:image-count="0" meta:object-count="0" meta:page-count="1" meta:paragraph-count="5" meta:word-count="230" meta:character-count="1536" meta:non-whitespace-character-count="1311"/>
  </office:meta>
</office:document-meta>
</file>